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7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8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2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5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6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6.746875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56.2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3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6"/>
        </table:table-row>
        <table:table-row table:style-name="ro2">
          <table:table-cell office:value-type="string" table:style-name="ce5">
            <text:p>Andalucía</text:p>
          </table:table-cell>
          <table:table-cell office:value-type="float" office:value="324180" table:style-name="ce6">
            <text:p>324.180</text:p>
          </table:table-cell>
          <table:table-cell office:value-type="float" office:value="6800" table:style-name="ce6">
            <text:p>6.800</text:p>
          </table:table-cell>
          <table:table-cell office:value-type="float" office:value="330980" table:style-name="ce6">
            <text:p>330.980</text:p>
          </table:table-cell>
          <table:table-cell office:value-type="float" office:value="257976" table:style-name="ce6">
            <text:p>257.976</text:p>
          </table:table-cell>
          <table:table-cell office:value-type="percentage" office:value="0.77943078131609156" table:style-name="ce11">
            <text:p>77,9%</text:p>
          </table:table-cell>
          <table:table-cell office:value-type="float" office:value="50951" table:style-name="ce6">
            <text:p>50.951</text:p>
          </table:table-cell>
          <table:table-cell office:value-type="date" office:date-value="2021-01-26T00:00:00" table:style-name="ce14">
            <text:p>26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ragón</text:p>
          </table:table-cell>
          <table:table-cell office:value-type="float" office:value="55305" table:style-name="ce8">
            <text:p>55.305</text:p>
          </table:table-cell>
          <table:table-cell office:value-type="float" office:value="1200" table:style-name="ce8">
            <text:p>1.200</text:p>
          </table:table-cell>
          <table:table-cell office:value-type="float" office:value="56505" table:style-name="ce8">
            <text:p>56.505</text:p>
          </table:table-cell>
          <table:table-cell office:value-type="float" office:value="47835" table:style-name="ce8">
            <text:p>47.835</text:p>
          </table:table-cell>
          <table:table-cell office:value-type="percentage" office:value="0.8465622511282187" table:style-name="ce12">
            <text:p>84,7%</text:p>
          </table:table-cell>
          <table:table-cell office:value-type="float" office:value="5860" table:style-name="ce8">
            <text:p>5.860</text:p>
          </table:table-cell>
          <table:table-cell office:value-type="date" office:date-value="2021-01-26T00:00:00" table:style-name="ce15">
            <text:p>26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Asturias<text:s/></text:p>
          </table:table-cell>
          <table:table-cell office:value-type="float" office:value="58235" table:style-name="ce8">
            <text:p>58.235</text:p>
          </table:table-cell>
          <table:table-cell office:value-type="float" office:value="1200" table:style-name="ce8">
            <text:p>1.200</text:p>
          </table:table-cell>
          <table:table-cell office:value-type="float" office:value="59435" table:style-name="ce8">
            <text:p>59.435</text:p>
          </table:table-cell>
          <table:table-cell office:value-type="float" office:value="49077" table:style-name="ce8">
            <text:p>49.077</text:p>
          </table:table-cell>
          <table:table-cell office:value-type="percentage" office:value="0.82572558256919326" table:style-name="ce12">
            <text:p>82,6%</text:p>
          </table:table-cell>
          <table:table-cell office:value-type="float" office:value="13727" table:style-name="ce8">
            <text:p>13.727</text:p>
          </table:table-cell>
          <table:table-cell office:value-type="date" office:date-value="2021-01-26T00:00:00" table:style-name="ce15">
            <text:p>26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Baleares</text:p>
          </table:table-cell>
          <table:table-cell office:value-type="float" office:value="29610" table:style-name="ce8">
            <text:p>29.610</text:p>
          </table:table-cell>
          <table:table-cell office:value-type="float" office:value="600" table:style-name="ce8">
            <text:p>600</text:p>
          </table:table-cell>
          <table:table-cell office:value-type="float" office:value="30210" table:style-name="ce8">
            <text:p>30.210</text:p>
          </table:table-cell>
          <table:table-cell office:value-type="float" office:value="23603" table:style-name="ce8">
            <text:p>23.603</text:p>
          </table:table-cell>
          <table:table-cell office:value-type="percentage" office:value="0.78129758358159551" table:style-name="ce12">
            <text:p>78,1%</text:p>
          </table:table-cell>
          <table:table-cell office:value-type="float" office:value="3114" table:style-name="ce8">
            <text:p>3.114</text:p>
          </table:table-cell>
          <table:table-cell office:value-type="date" office:date-value="2021-01-26T00:00:00" table:style-name="ce15">
            <text:p>26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arias</text:p>
          </table:table-cell>
          <table:table-cell office:value-type="float" office:value="64320" table:style-name="ce8">
            <text:p>64.320</text:p>
          </table:table-cell>
          <table:table-cell office:value-type="float" office:value="1300" table:style-name="ce8">
            <text:p>1.300</text:p>
          </table:table-cell>
          <table:table-cell office:value-type="float" office:value="65620" table:style-name="ce8">
            <text:p>65.620</text:p>
          </table:table-cell>
          <table:table-cell office:value-type="float" office:value="54653" table:style-name="ce8">
            <text:p>54.653</text:p>
          </table:table-cell>
          <table:table-cell office:value-type="percentage" office:value="0.83287107589149645" table:style-name="ce12">
            <text:p>83,3%</text:p>
          </table:table-cell>
          <table:table-cell office:value-type="float" office:value="6434" table:style-name="ce8">
            <text:p>6.434</text:p>
          </table:table-cell>
          <table:table-cell office:value-type="date" office:date-value="2021-01-26T00:00:00" table:style-name="ce15">
            <text:p>26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ntabria</text:p>
          </table:table-cell>
          <table:table-cell office:value-type="float" office:value="27645" table:style-name="ce8">
            <text:p>27.645</text:p>
          </table:table-cell>
          <table:table-cell office:value-type="float" office:value="500" table:style-name="ce8">
            <text:p>500</text:p>
          </table:table-cell>
          <table:table-cell office:value-type="float" office:value="28145" table:style-name="ce8">
            <text:p>28.145</text:p>
          </table:table-cell>
          <table:table-cell office:value-type="float" office:value="20910" table:style-name="ce8">
            <text:p>20.910</text:p>
          </table:table-cell>
          <table:table-cell office:value-type="percentage" office:value="0.74293835494759286" table:style-name="ce12">
            <text:p>74,3%</text:p>
          </table:table-cell>
          <table:table-cell office:value-type="float" office:value="300" table:style-name="ce8">
            <text:p>300</text:p>
          </table:table-cell>
          <table:table-cell office:value-type="date" office:date-value="2021-01-26T00:00:00" table:style-name="ce15">
            <text:p>26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y Leon<text:s/></text:p>
          </table:table-cell>
          <table:table-cell office:value-type="float" office:value="121395" table:style-name="ce8">
            <text:p>121.395</text:p>
          </table:table-cell>
          <table:table-cell office:value-type="float" office:value="2500" table:style-name="ce8">
            <text:p>2.500</text:p>
          </table:table-cell>
          <table:table-cell office:value-type="float" office:value="123895" table:style-name="ce8">
            <text:p>123.895</text:p>
          </table:table-cell>
          <table:table-cell office:value-type="float" office:value="104197" table:style-name="ce8">
            <text:p>104.197</text:p>
          </table:table-cell>
          <table:table-cell office:value-type="percentage" office:value="0.84101053311271645" table:style-name="ce12">
            <text:p>84,1%</text:p>
          </table:table-cell>
          <table:table-cell office:value-type="float" office:value="18756" table:style-name="ce8">
            <text:p>18.756</text:p>
          </table:table-cell>
          <table:table-cell office:value-type="date" office:date-value="2021-01-26T00:00:00" table:style-name="ce15">
            <text:p>26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stilla La Mancha</text:p>
          </table:table-cell>
          <table:table-cell office:value-type="float" office:value="82935" table:style-name="ce8">
            <text:p>82.935</text:p>
          </table:table-cell>
          <table:table-cell office:value-type="float" office:value="1700" table:style-name="ce8">
            <text:p>1.700</text:p>
          </table:table-cell>
          <table:table-cell office:value-type="float" office:value="84635" table:style-name="ce8">
            <text:p>84.635</text:p>
          </table:table-cell>
          <table:table-cell office:value-type="float" office:value="68522" table:style-name="ce8">
            <text:p>68.522</text:p>
          </table:table-cell>
          <table:table-cell office:value-type="percentage" office:value="0.80961777042594674" table:style-name="ce12">
            <text:p>81,0%</text:p>
          </table:table-cell>
          <table:table-cell office:value-type="float" office:value="6982" table:style-name="ce8">
            <text:p>6.982</text:p>
          </table:table-cell>
          <table:table-cell office:value-type="date" office:date-value="2021-01-26T00:00:00" table:style-name="ce15">
            <text:p>26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ataluña</text:p>
          </table:table-cell>
          <table:table-cell office:value-type="float" office:value="280250" table:style-name="ce8">
            <text:p>280.250</text:p>
          </table:table-cell>
          <table:table-cell office:value-type="float" office:value="5800" table:style-name="ce8">
            <text:p>5.800</text:p>
          </table:table-cell>
          <table:table-cell office:value-type="float" office:value="286050" table:style-name="ce8">
            <text:p>286.050</text:p>
          </table:table-cell>
          <table:table-cell office:value-type="float" office:value="201650" table:style-name="ce8">
            <text:p>201.650</text:p>
          </table:table-cell>
          <table:table-cell office:value-type="percentage" office:value="0.70494668764202062" table:style-name="ce12">
            <text:p>70,5%</text:p>
          </table:table-cell>
          <table:table-cell office:value-type="float" office:value="18426" table:style-name="ce8">
            <text:p>18.426</text:p>
          </table:table-cell>
          <table:table-cell office:value-type="date" office:date-value="2021-01-26T00:00:00" table:style-name="ce15">
            <text:p>26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. Valenciana</text:p>
          </table:table-cell>
          <table:table-cell office:value-type="float" office:value="142930" table:style-name="ce8">
            <text:p>142.930</text:p>
          </table:table-cell>
          <table:table-cell office:value-type="float" office:value="2900" table:style-name="ce8">
            <text:p>2.900</text:p>
          </table:table-cell>
          <table:table-cell office:value-type="float" office:value="145830" table:style-name="ce8">
            <text:p>145.830</text:p>
          </table:table-cell>
          <table:table-cell office:value-type="float" office:value="108454" table:style-name="ce8">
            <text:p>108.454</text:p>
          </table:table-cell>
          <table:table-cell office:value-type="percentage" office:value="0.74370157032160733" table:style-name="ce12">
            <text:p>74,4%</text:p>
          </table:table-cell>
          <table:table-cell office:value-type="float" office:value="7304" table:style-name="ce8">
            <text:p>7.304</text:p>
          </table:table-cell>
          <table:table-cell office:value-type="date" office:date-value="2021-01-26T00:00:00" table:style-name="ce15">
            <text:p>26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Extremadura</text:p>
          </table:table-cell>
          <table:table-cell office:value-type="float" office:value="50975" table:style-name="ce8">
            <text:p>50.975</text:p>
          </table:table-cell>
          <table:table-cell office:value-type="float" office:value="1000" table:style-name="ce8">
            <text:p>1.000</text:p>
          </table:table-cell>
          <table:table-cell office:value-type="float" office:value="51975" table:style-name="ce8">
            <text:p>51.975</text:p>
          </table:table-cell>
          <table:table-cell office:value-type="float" office:value="37790" table:style-name="ce8">
            <text:p>37.790</text:p>
          </table:table-cell>
          <table:table-cell office:value-type="percentage" office:value="0.7270803270803271" table:style-name="ce12">
            <text:p>72,7%</text:p>
          </table:table-cell>
          <table:table-cell office:value-type="float" office:value="3134" table:style-name="ce8">
            <text:p>3.134</text:p>
          </table:table-cell>
          <table:table-cell office:value-type="date" office:date-value="2021-01-26T00:00:00" table:style-name="ce15">
            <text:p>26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Galicia</text:p>
          </table:table-cell>
          <table:table-cell office:value-type="float" office:value="87865" table:style-name="ce8">
            <text:p>87.865</text:p>
          </table:table-cell>
          <table:table-cell office:value-type="float" office:value="1800" table:style-name="ce8">
            <text:p>1.800</text:p>
          </table:table-cell>
          <table:table-cell office:value-type="float" office:value="89665" table:style-name="ce8">
            <text:p>89.665</text:p>
          </table:table-cell>
          <table:table-cell office:value-type="float" office:value="72676" table:style-name="ce8">
            <text:p>72.676</text:p>
          </table:table-cell>
          <table:table-cell office:value-type="percentage" office:value="0.81052807673005078" table:style-name="ce12">
            <text:p>81,1%</text:p>
          </table:table-cell>
          <table:table-cell office:value-type="float" office:value="14235" table:style-name="ce8">
            <text:p>14.235</text:p>
          </table:table-cell>
          <table:table-cell office:value-type="date" office:date-value="2021-01-26T00:00:00" table:style-name="ce15">
            <text:p>26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La Rioja</text:p>
          </table:table-cell>
          <table:table-cell office:value-type="float" office:value="14105" table:style-name="ce8">
            <text:p>14.105</text:p>
          </table:table-cell>
          <table:table-cell office:value-type="float" office:value="200" table:style-name="ce8">
            <text:p>200</text:p>
          </table:table-cell>
          <table:table-cell office:value-type="float" office:value="14305" table:style-name="ce8">
            <text:p>14.305</text:p>
          </table:table-cell>
          <table:table-cell office:value-type="float" office:value="9618" table:style-name="ce8">
            <text:p>9.618</text:p>
          </table:table-cell>
          <table:table-cell office:value-type="percentage" office:value="0.67235232436211112" table:style-name="ce12">
            <text:p>67,2%</text:p>
          </table:table-cell>
          <table:table-cell office:value-type="float" office:value="684" table:style-name="ce8">
            <text:p>684</text:p>
          </table:table-cell>
          <table:table-cell office:value-type="date" office:date-value="2021-01-26T00:00:00" table:style-name="ce15">
            <text:p>26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adrid</text:p>
          </table:table-cell>
          <table:table-cell office:value-type="float" office:value="228075" table:style-name="ce8">
            <text:p>228.075</text:p>
          </table:table-cell>
          <table:table-cell office:value-type="float" office:value="4700" table:style-name="ce8">
            <text:p>4.700</text:p>
          </table:table-cell>
          <table:table-cell office:value-type="float" office:value="232775" table:style-name="ce8">
            <text:p>232.775</text:p>
          </table:table-cell>
          <table:table-cell office:value-type="float" office:value="174094" table:style-name="ce8">
            <text:p>174.094</text:p>
          </table:table-cell>
          <table:table-cell office:value-type="percentage" office:value="0.74790677693051233" table:style-name="ce12">
            <text:p>74,8%</text:p>
          </table:table-cell>
          <table:table-cell office:value-type="float" office:value="5611" table:style-name="ce8">
            <text:p>5.611</text:p>
          </table:table-cell>
          <table:table-cell office:value-type="date" office:date-value="2021-01-26T00:00:00" table:style-name="ce15">
            <text:p>26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urcia<text:s/></text:p>
          </table:table-cell>
          <table:table-cell office:value-type="float" office:value="59225" table:style-name="ce8">
            <text:p>59.225</text:p>
          </table:table-cell>
          <table:table-cell office:value-type="float" office:value="1200" table:style-name="ce8">
            <text:p>1.200</text:p>
          </table:table-cell>
          <table:table-cell office:value-type="float" office:value="60425" table:style-name="ce8">
            <text:p>60.425</text:p>
          </table:table-cell>
          <table:table-cell office:value-type="float" office:value="50957" table:style-name="ce8">
            <text:p>50.957</text:p>
          </table:table-cell>
          <table:table-cell office:value-type="percentage" office:value="0.84330988829127018" table:style-name="ce12">
            <text:p>84,3%</text:p>
          </table:table-cell>
          <table:table-cell office:value-type="float" office:value="7453" table:style-name="ce8">
            <text:p>7.453</text:p>
          </table:table-cell>
          <table:table-cell office:value-type="date" office:date-value="2021-01-26T00:00:00" table:style-name="ce15">
            <text:p>26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Navarra</text:p>
          </table:table-cell>
          <table:table-cell office:value-type="float" office:value="27645" table:style-name="ce8">
            <text:p>27.645</text:p>
          </table:table-cell>
          <table:table-cell office:value-type="float" office:value="500" table:style-name="ce8">
            <text:p>500</text:p>
          </table:table-cell>
          <table:table-cell office:value-type="float" office:value="28145" table:style-name="ce8">
            <text:p>28.145</text:p>
          </table:table-cell>
          <table:table-cell office:value-type="float" office:value="20057" table:style-name="ce8">
            <text:p>20.057</text:p>
          </table:table-cell>
          <table:table-cell office:value-type="percentage" office:value="0.71263101794279626" table:style-name="ce12">
            <text:p>71,3%</text:p>
          </table:table-cell>
          <table:table-cell office:value-type="float" office:value="2541" table:style-name="ce8">
            <text:p>2.541</text:p>
          </table:table-cell>
          <table:table-cell office:value-type="date" office:date-value="2021-01-26T00:00:00" table:style-name="ce15">
            <text:p>26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País Vasco</text:p>
          </table:table-cell>
          <table:table-cell office:value-type="float" office:value="74700" table:style-name="ce8">
            <text:p>74.700</text:p>
          </table:table-cell>
          <table:table-cell office:value-type="float" office:value="1400" table:style-name="ce8">
            <text:p>1.400</text:p>
          </table:table-cell>
          <table:table-cell office:value-type="float" office:value="76100" table:style-name="ce8">
            <text:p>76.100</text:p>
          </table:table-cell>
          <table:table-cell office:value-type="float" office:value="50850" table:style-name="ce8">
            <text:p>50.850</text:p>
          </table:table-cell>
          <table:table-cell office:value-type="percentage" office:value="0.66819973718791059" table:style-name="ce12">
            <text:p>66,8%</text:p>
          </table:table-cell>
          <table:table-cell office:value-type="float" office:value="6637" table:style-name="ce8">
            <text:p>6.637</text:p>
          </table:table-cell>
          <table:table-cell office:value-type="date" office:date-value="2021-01-26T00:00:00" table:style-name="ce15">
            <text:p>26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Ceut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1829" table:style-name="ce8">
            <text:p>1.829</text:p>
          </table:table-cell>
          <table:table-cell office:value-type="percentage" office:value="0.83899082568807337" table:style-name="ce12">
            <text:p>83,9%</text:p>
          </table:table-cell>
          <table:table-cell office:value-type="float" office:value="503" table:style-name="ce8">
            <text:p>503</text:p>
          </table:table-cell>
          <table:table-cell office:value-type="date" office:date-value="2021-01-25T00:00:00" table:style-name="ce15">
            <text:p>25/01/2021</text:p>
          </table:table-cell>
          <table:table-cell table:number-columns-repeated="16376"/>
        </table:table-row>
        <table:table-row table:style-name="ro2">
          <table:table-cell office:value-type="string" table:style-name="ce7">
            <text:p>Melilla</text:p>
          </table:table-cell>
          <table:table-cell office:value-type="float" office:value="1980" table:style-name="ce8">
            <text:p>1.980</text:p>
          </table:table-cell>
          <table:table-cell office:value-type="float" office:value="200" table:style-name="ce8">
            <text:p>200</text:p>
          </table:table-cell>
          <table:table-cell office:value-type="float" office:value="2180" table:style-name="ce8">
            <text:p>2.180</text:p>
          </table:table-cell>
          <table:table-cell office:value-type="float" office:value="1713" table:style-name="ce8">
            <text:p>1.713</text:p>
          </table:table-cell>
          <table:table-cell office:value-type="percentage" office:value="0.7857798165137615" table:style-name="ce12">
            <text:p>78,6%</text:p>
          </table:table-cell>
          <table:table-cell office:value-type="float" office:value="414" table:style-name="ce8">
            <text:p>414</text:p>
          </table:table-cell>
          <table:table-cell office:value-type="date" office:date-value="2021-01-26T00:00:00" table:style-name="ce16">
            <text:p>26/01/2021</text:p>
          </table:table-cell>
          <table:table-cell table:number-columns-repeated="16376"/>
        </table:table-row>
        <table:table-row table:style-name="ro2">
          <table:table-cell office:value-type="string" table:style-name="ce9">
            <text:p>Totales</text:p>
          </table:table-cell>
          <table:table-cell office:value-type="float" office:value="1733355" table:style-name="ce10">
            <text:p>1.733.355</text:p>
          </table:table-cell>
          <table:table-cell office:value-type="float" office:value="35700" table:style-name="ce10">
            <text:p>35.700</text:p>
          </table:table-cell>
          <table:table-cell office:value-type="float" office:value="1769055" table:style-name="ce10">
            <text:p>1.769.055</text:p>
          </table:table-cell>
          <table:table-cell office:value-type="float" office:value="1356461" table:style-name="ce10">
            <text:p>1.356.461</text:p>
          </table:table-cell>
          <table:table-cell office:value-type="percentage" office:value="0.76677152491019218" table:style-name="ce13">
            <text:p>76,7%</text:p>
          </table:table-cell>
          <table:table-cell office:value-type="float" office:value="173066" table:style-name="ce10">
            <text:p>173.066</text:p>
          </table:table-cell>
          <table:table-cell table:number-columns-repeated="16377" table:style-name="ce4"/>
        </table:table-row>
        <table:table-row table:number-rows-repeated="104855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IV</meta:initial-creator>
    <dc:creator>Sánchez Pérez. Néstor</dc:creator>
    <meta:creation-date>2021-01-04T11:25:18Z</meta:creation-date>
    <dc:date>2021-01-27T17:35:57Z</dc:date>
  </office:meta>
</office:document-meta>
</file>